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1752in" svg:y="0in">
            <draw:object draw:notify-on-update-of-ranges="Sheet1.C2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508in" svg:y="3.7724in">
            <draw:object draw:notify-on-update-of-ranges="Sheet1.B23:Sheet1.B38 Sheet1.D22:Sheet1.D22 Sheet1.D23:Sheet1.D38 Sheet1.E22:Sheet1.E22 Sheet1.E23:Sheet1.E38 Sheet1.F22:Sheet1.F22 Sheet1.F23:Sheet1.F38 Sheet1.G22:Sheet1.G22 Sheet1.G23:Sheet1.G38 Sheet1.H22:Sheet1.H22 Sheet1.H23:Sheet1.H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0555in" svg:y="7.3563in">
            <draw:object draw:notify-on-update-of-ranges="Sheet1.E46:Sheet1.E46 Sheet1.E47:Sheet1.E62 Sheet1.F46:Sheet1.F46 Sheet1.F47:Sheet1.F62 Sheet1.G46:Sheet1.G46 Sheet1.G47:Sheet1.G62 Sheet1.H46:Sheet1.H46 Sheet1.H47:Sheet1.H62 Sheet1.I46:Sheet1.I46 Sheet1.I47:Sheet1.I62 Sheet1.J46:Sheet1.J46 Sheet1.J47:Sheet1.J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0165in" svg:height="2.8217in" svg:x="10.0193in" svg:y="11.4906in">
            <draw:object draw:notify-on-update-of-ranges="Sheet1.K67:Sheet1.K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/>
          <table:table-cell table:formula="of:=[.C2]*4" office:value-type="float" office:value="4606.6" calcext:value-type="float">
            <text:p>4606.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time" office:time-value="PT19H11M39S" calcext:value-type="time">
            <text:p>19:11:39</text:p>
          </table:table-cell>
          <table:table-cell table:style-name="Default" table:formula="of:=[.B2]*24*60" office:value-type="float" office:value="1151.65" calcext:value-type="float">
            <text:p>1151.65</text:p>
          </table:table-cell>
          <table:table-cell table:formula="of:=[.$D$1]/[.A2]" office:value-type="float" office:value="1151.65" calcext:value-type="float">
            <text:p>1151.65</text:p>
          </table:table-cell>
          <table:table-cell table:formula="of:=[.D2]/[.C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time" office:time-value="PT14H44M42S" calcext:value-type="time">
            <text:p>14:44:42</text:p>
          </table:table-cell>
          <table:table-cell table:style-name="Default" table:formula="of:=[.B3]*24*60" office:value-type="float" office:value="884.7" calcext:value-type="float">
            <text:p>884.7</text:p>
          </table:table-cell>
          <table:table-cell table:formula="of:=[.$D$1]/[.A3]" office:value-type="float" office:value="921.32" calcext:value-type="float">
            <text:p>921.32</text:p>
          </table:table-cell>
          <table:table-cell table:formula="of:=[.D3]/[.C3]" office:value-type="float" office:value="1.04139256245055" calcext:value-type="float">
            <text:p>1.0413925624505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time" office:time-value="PT11H45M15S" calcext:value-type="time">
            <text:p>11:45:15</text:p>
          </table:table-cell>
          <table:table-cell table:style-name="Default" table:formula="of:=[.B4]*24*60" office:value-type="float" office:value="705.25" calcext:value-type="float">
            <text:p>705.25</text:p>
          </table:table-cell>
          <table:table-cell table:formula="of:=[.$D$1]/[.A4]" office:value-type="float" office:value="767.766666666667" calcext:value-type="float">
            <text:p>767.766666666667</text:p>
          </table:table-cell>
          <table:table-cell table:formula="of:=[.D4]/[.C4]" office:value-type="float" office:value="1.08864468864469" calcext:value-type="float">
            <text:p>1.0886446886446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time" office:time-value="PT10H21M27S" calcext:value-type="time">
            <text:p>10:21:27</text:p>
          </table:table-cell>
          <table:table-cell table:style-name="Default" table:formula="of:=[.B5]*24*60" office:value-type="float" office:value="621.45" calcext:value-type="float">
            <text:p>621.45</text:p>
          </table:table-cell>
          <table:table-cell table:formula="of:=[.$D$1]/[.A5]" office:value-type="float" office:value="658.085714285714" calcext:value-type="float">
            <text:p>658.085714285714</text:p>
          </table:table-cell>
          <table:table-cell table:formula="of:=[.D5]/[.C5]" office:value-type="float" office:value="1.05895199016126" calcext:value-type="float">
            <text:p>1.0589519901612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time" office:time-value="PT09H26M13S" calcext:value-type="time">
            <text:p>09:26:13</text:p>
          </table:table-cell>
          <table:table-cell table:style-name="Default" table:formula="of:=[.B6]*24*60" office:value-type="float" office:value="566.216666666667" calcext:value-type="float">
            <text:p>566.216666666667</text:p>
          </table:table-cell>
          <table:table-cell table:formula="of:=[.$D$1]/[.A6]" office:value-type="float" office:value="575.825" calcext:value-type="float">
            <text:p>575.825</text:p>
          </table:table-cell>
          <table:table-cell table:formula="of:=[.D6]/[.C6]" office:value-type="float" office:value="1.0169693580196" calcext:value-type="float">
            <text:p>1.01696935801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time" office:time-value="PT10H54M30S" calcext:value-type="time">
            <text:p>10:54:30</text:p>
          </table:table-cell>
          <table:table-cell table:style-name="Default" table:formula="of:=[.B7]*24*60" office:value-type="float" office:value="654.5" calcext:value-type="float">
            <text:p>654.5</text:p>
          </table:table-cell>
          <table:table-cell table:formula="of:=[.$D$1]/[.A7]" office:value-type="float" office:value="511.844444444445" calcext:value-type="float">
            <text:p>511.844444444445</text:p>
          </table:table-cell>
          <table:table-cell table:formula="of:=[.D7]/[.C7]" office:value-type="float" office:value="0.782038876156523" calcext:value-type="float">
            <text:p>0.78203887615652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time" office:time-value="PT11H16M42S" calcext:value-type="time">
            <text:p>11:16:42</text:p>
          </table:table-cell>
          <table:table-cell table:style-name="Default" table:formula="of:=[.B8]*24*60" office:value-type="float" office:value="676.7" calcext:value-type="float">
            <text:p>676.7</text:p>
          </table:table-cell>
          <table:table-cell table:formula="of:=[.$D$1]/[.A8]" office:value-type="float" office:value="460.66" calcext:value-type="float">
            <text:p>460.66</text:p>
          </table:table-cell>
          <table:table-cell table:formula="of:=[.D8]/[.C8]" office:value-type="float" office:value="0.680744790897" calcext:value-type="float">
            <text:p>0.68074479089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time" office:time-value="PT09H01M15S" calcext:value-type="time">
            <text:p>09:01:15</text:p>
          </table:table-cell>
          <table:table-cell table:style-name="Default" table:formula="of:=[.B9]*24*60" office:value-type="float" office:value="541.25" calcext:value-type="float">
            <text:p>541.25</text:p>
          </table:table-cell>
          <table:table-cell table:formula="of:=[.$D$1]/[.A9]" office:value-type="float" office:value="418.781818181818" calcext:value-type="float">
            <text:p>418.781818181818</text:p>
          </table:table-cell>
          <table:table-cell table:formula="of:=[.D9]/[.C9]" office:value-type="float" office:value="0.773730841906362" calcext:value-type="float">
            <text:p>0.77373084190636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time" office:time-value="PT08H26M36S" calcext:value-type="time">
            <text:p>08:26:36</text:p>
          </table:table-cell>
          <table:table-cell table:style-name="Default" table:formula="of:=[.B10]*24*60" office:value-type="float" office:value="506.6" calcext:value-type="float">
            <text:p>506.6</text:p>
          </table:table-cell>
          <table:table-cell table:formula="of:=[.$D$1]/[.A10]" office:value-type="float" office:value="383.883333333333" calcext:value-type="float">
            <text:p>383.883333333333</text:p>
          </table:table-cell>
          <table:table-cell table:formula="of:=[.D10]/[.C10]" office:value-type="float" office:value="0.757764179497302" calcext:value-type="float">
            <text:p>0.75776417949730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time" office:time-value="PT07H48M54S" calcext:value-type="time">
            <text:p>07:48:54</text:p>
          </table:table-cell>
          <table:table-cell table:style-name="Default" table:formula="of:=[.B11]*24*60" office:value-type="float" office:value="468.9" calcext:value-type="float">
            <text:p>468.9</text:p>
          </table:table-cell>
          <table:table-cell table:formula="of:=[.$D$1]/[.A11]" office:value-type="float" office:value="354.353846153846" calcext:value-type="float">
            <text:p>354.353846153846</text:p>
          </table:table-cell>
          <table:table-cell table:formula="of:=[.D11]/[.C11]" office:value-type="float" office:value="0.755713043620913" calcext:value-type="float">
            <text:p>0.7557130436209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time" office:time-value="PT06H43M40S" calcext:value-type="time">
            <text:p>06:43:40</text:p>
          </table:table-cell>
          <table:table-cell table:style-name="Default" table:formula="of:=[.B12]*24*60" office:value-type="float" office:value="403.666666666667" calcext:value-type="float">
            <text:p>403.666666666667</text:p>
          </table:table-cell>
          <table:table-cell table:formula="of:=[.$D$1]/[.A12]" office:value-type="float" office:value="329.042857142857" calcext:value-type="float">
            <text:p>329.042857142857</text:p>
          </table:table-cell>
          <table:table-cell table:formula="of:=[.D12]/[.C12]" office:value-type="float" office:value="0.815135071369588" calcext:value-type="float">
            <text:p>0.81513507136958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time" office:time-value="PT06H05M16S" calcext:value-type="time">
            <text:p>06:05:16</text:p>
          </table:table-cell>
          <table:table-cell table:style-name="Default" table:formula="of:=[.B13]*24*60" office:value-type="float" office:value="365.266666666667" calcext:value-type="float">
            <text:p>365.266666666667</text:p>
          </table:table-cell>
          <table:table-cell table:formula="of:=[.$D$1]/[.A13]" office:value-type="float" office:value="307.106666666667" calcext:value-type="float">
            <text:p>307.106666666667</text:p>
          </table:table-cell>
          <table:table-cell table:formula="of:=[.D13]/[.C13]" office:value-type="float" office:value="0.840773863843766" calcext:value-type="float">
            <text:p>0.84077386384376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time" office:time-value="PT05H42M14S" calcext:value-type="time">
            <text:p>05:42:14</text:p>
          </table:table-cell>
          <table:table-cell table:style-name="Default" table:formula="of:=[.B14]*24*60" office:value-type="float" office:value="342.233333333333" calcext:value-type="float">
            <text:p>342.233333333333</text:p>
          </table:table-cell>
          <table:table-cell table:formula="of:=[.$D$1]/[.A14]" office:value-type="float" office:value="287.9125" calcext:value-type="float">
            <text:p>287.9125</text:p>
          </table:table-cell>
          <table:table-cell table:formula="of:=[.D14]/[.C14]" office:value-type="float" office:value="0.841275445602416" calcext:value-type="float">
            <text:p>0.841275445602416</text:p>
          </table:table-cell>
          <table:table-cell table:number-columns-repeated="6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Chr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time" office:time-value="PT23H41M51S" calcext:value-type="time">
            <text:p>23:41:51</text:p>
          </table:table-cell>
          <table:table-cell table:formula="of:=[.C23]*24*60" office:value-type="float" office:value="1421.85" calcext:value-type="float">
            <text:p>1421.85</text:p>
          </table:table-cell>
          <table:table-cell table:formula="of:=[.C39]*24*60" office:value-type="float" office:value="404.4" calcext:value-type="float">
            <text:p>404.4</text:p>
          </table:table-cell>
          <table:table-cell table:formula="of:=[.C55]*24*60" office:value-type="float" office:value="971.5" calcext:value-type="float">
            <text:p>971.5</text:p>
          </table:table-cell>
          <table:table-cell table:formula="of:=[.C71]*24*60" office:value-type="float" office:value="346.15" calcext:value-type="float">
            <text:p>346.15</text:p>
          </table:table-cell>
          <table:table-cell table:formula="of:=[.C87]*24*60" office:value-type="float" office:value="1226.35" calcext:value-type="float">
            <text:p>1226.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time" office:time-value="PT10H08M51S" calcext:value-type="time">
            <text:p>10:08:51</text:p>
          </table:table-cell>
          <table:table-cell table:formula="of:=[.C24]*24*60" office:value-type="float" office:value="608.85" calcext:value-type="float">
            <text:p>608.85</text:p>
          </table:table-cell>
          <table:table-cell table:formula="of:=[.C40]*24*60" office:value-type="float" office:value="208" calcext:value-type="float">
            <text:p>208</text:p>
          </table:table-cell>
          <table:table-cell table:formula="of:=[.C56]*24*60" office:value-type="float" office:value="462.633333333333" calcext:value-type="float">
            <text:p>462.633333333333</text:p>
          </table:table-cell>
          <table:table-cell table:formula="of:=[.C72]*24*60" office:value-type="float" office:value="192" calcext:value-type="float">
            <text:p>192</text:p>
          </table:table-cell>
          <table:table-cell table:formula="of:=[.C88]*24*60" office:value-type="float" office:value="678.05" calcext:value-type="float">
            <text:p>678.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time" office:time-value="PT10H09M41S" calcext:value-type="time">
            <text:p>10:09:41</text:p>
          </table:table-cell>
          <table:table-cell table:formula="of:=[.C25]*24*60" office:value-type="float" office:value="609.683333333333" calcext:value-type="float">
            <text:p>609.683333333333</text:p>
          </table:table-cell>
          <table:table-cell table:formula="of:=[.C41]*24*60" office:value-type="float" office:value="155.75" calcext:value-type="float">
            <text:p>155.75</text:p>
          </table:table-cell>
          <table:table-cell table:formula="of:=[.C57]*24*60" office:value-type="float" office:value="462.716666666667" calcext:value-type="float">
            <text:p>462.716666666667</text:p>
          </table:table-cell>
          <table:table-cell table:formula="of:=[.C73]*24*60" office:value-type="float" office:value="161.383333333333" calcext:value-type="float">
            <text:p>161.383333333333</text:p>
          </table:table-cell>
          <table:table-cell table:formula="of:=[.C89]*24*60" office:value-type="float" office:value="461.983333333333" calcext:value-type="float">
            <text:p>461.98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time" office:time-value="PT05H32M39S" calcext:value-type="time">
            <text:p>05:32:39</text:p>
          </table:table-cell>
          <table:table-cell table:formula="of:=[.C26]*24*60" office:value-type="float" office:value="332.65" calcext:value-type="float">
            <text:p>332.65</text:p>
          </table:table-cell>
          <table:table-cell table:formula="of:=[.C42]*24*60" office:value-type="float" office:value="140.833333333333" calcext:value-type="float">
            <text:p>140.833333333333</text:p>
          </table:table-cell>
          <table:table-cell table:formula="of:=[.C58]*24*60" office:value-type="float" office:value="244.9" calcext:value-type="float">
            <text:p>244.9</text:p>
          </table:table-cell>
          <table:table-cell table:formula="of:=[.C74]*24*60" office:value-type="float" office:value="116.533333333333" calcext:value-type="float">
            <text:p>116.533333333333</text:p>
          </table:table-cell>
          <table:table-cell table:formula="of:=[.C90]*24*60" office:value-type="float" office:value="382.733333333333" calcext:value-type="float">
            <text:p>382.73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time" office:time-value="PT05H00M01S" calcext:value-type="time">
            <text:p>05:00:01</text:p>
          </table:table-cell>
          <table:table-cell table:formula="of:=[.C27]*24*60" office:value-type="float" office:value="300.016666666667" calcext:value-type="float">
            <text:p>300.016666666667</text:p>
          </table:table-cell>
          <table:table-cell table:formula="of:=[.C43]*24*60" office:value-type="float" office:value="98.7333333333333" calcext:value-type="float">
            <text:p>98.7333333333333</text:p>
          </table:table-cell>
          <table:table-cell table:formula="of:=[.C59]*24*60" office:value-type="float" office:value="205.45" calcext:value-type="float">
            <text:p>205.45</text:p>
          </table:table-cell>
          <table:table-cell table:formula="of:=[.C75]*24*60" office:value-type="float" office:value="91.5166666666667" calcext:value-type="float">
            <text:p>91.5166666666667</text:p>
          </table:table-cell>
          <table:table-cell table:formula="of:=[.C91]*24*60" office:value-type="float" office:value="290.783333333333" calcext:value-type="float">
            <text:p>290.78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time" office:time-value="PT03H55M28S" calcext:value-type="time">
            <text:p>03:55:28</text:p>
          </table:table-cell>
          <table:table-cell table:formula="of:=[.C28]*24*60" office:value-type="float" office:value="235.466666666667" calcext:value-type="float">
            <text:p>235.466666666667</text:p>
          </table:table-cell>
          <table:table-cell table:formula="of:=[.C44]*24*60" office:value-type="float" office:value="94.8166666666667" calcext:value-type="float">
            <text:p>94.8166666666667</text:p>
          </table:table-cell>
          <table:table-cell table:formula="of:=[.C60]*24*60" office:value-type="float" office:value="160.55" calcext:value-type="float">
            <text:p>160.55</text:p>
          </table:table-cell>
          <table:table-cell table:formula="of:=[.C76]*24*60" office:value-type="float" office:value="97.65" calcext:value-type="float">
            <text:p>97.65</text:p>
          </table:table-cell>
          <table:table-cell table:formula="of:=[.C92]*24*60" office:value-type="float" office:value="293.516666666667" calcext:value-type="float">
            <text:p>293.5166666666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time" office:time-value="PT04H16M14S" calcext:value-type="time">
            <text:p>04:16:14</text:p>
          </table:table-cell>
          <table:table-cell table:formula="of:=[.C29]*24*60" office:value-type="float" office:value="256.233333333333" calcext:value-type="float">
            <text:p>256.233333333333</text:p>
          </table:table-cell>
          <table:table-cell table:formula="of:=[.C45]*24*60" office:value-type="float" office:value="67.95" calcext:value-type="float">
            <text:p>67.95</text:p>
          </table:table-cell>
          <table:table-cell table:formula="of:=[.C61]*24*60" office:value-type="float" office:value="174.05" calcext:value-type="float">
            <text:p>174.05</text:p>
          </table:table-cell>
          <table:table-cell table:formula="of:=[.C77]*24*60" office:value-type="float" office:value="71.7333333333333" calcext:value-type="float">
            <text:p>71.7333333333333</text:p>
          </table:table-cell>
          <table:table-cell table:formula="of:=[.C93]*24*60" office:value-type="float" office:value="214.916666666667" calcext:value-type="float">
            <text:p>214.9166666666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time" office:time-value="PT03H26M59S" calcext:value-type="time">
            <text:p>03:26:59</text:p>
          </table:table-cell>
          <table:table-cell table:formula="of:=[.C30]*24*60" office:value-type="float" office:value="206.983333333333" calcext:value-type="float">
            <text:p>206.983333333333</text:p>
          </table:table-cell>
          <table:table-cell table:formula="of:=[.C46]*24*60" office:value-type="float" office:value="75.7833333333333" calcext:value-type="float">
            <text:p>75.7833333333333</text:p>
          </table:table-cell>
          <table:table-cell table:formula="of:=[.C62]*24*60" office:value-type="float" office:value="169" calcext:value-type="float">
            <text:p>169</text:p>
          </table:table-cell>
          <table:table-cell table:formula="of:=[.C78]*24*60" office:value-type="float" office:value="73.45" calcext:value-type="float">
            <text:p>73.45</text:p>
          </table:table-cell>
          <table:table-cell table:formula="of:=[.C94]*24*60" office:value-type="float" office:value="213.95" calcext:value-type="float">
            <text:p>213.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time" office:time-value="PT02H39M53S" calcext:value-type="time">
            <text:p>02:39:53</text:p>
          </table:table-cell>
          <table:table-cell table:formula="of:=[.C31]*24*60" office:value-type="float" office:value="159.883333333333" calcext:value-type="float">
            <text:p>159.883333333333</text:p>
          </table:table-cell>
          <table:table-cell table:formula="of:=[.C47]*24*60" office:value-type="float" office:value="64.1666666666667" calcext:value-type="float">
            <text:p>64.1666666666667</text:p>
          </table:table-cell>
          <table:table-cell table:formula="of:=[.C63]*24*60" office:value-type="float" office:value="141.166666666667" calcext:value-type="float">
            <text:p>141.166666666667</text:p>
          </table:table-cell>
          <table:table-cell table:formula="of:=[.C79]*24*60" office:value-type="float" office:value="49.9356666666667" calcext:value-type="float">
            <text:p>49.9356666666667</text:p>
          </table:table-cell>
          <table:table-cell table:formula="of:=[.C95]*24*60" office:value-type="float" office:value="196.983333333333" calcext:value-type="float">
            <text:p>196.98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time" office:time-value="PT02H42M26S" calcext:value-type="time">
            <text:p>02:42:26</text:p>
          </table:table-cell>
          <table:table-cell table:formula="of:=[.C32]*24*60" office:value-type="float" office:value="162.433333333333" calcext:value-type="float">
            <text:p>162.433333333333</text:p>
          </table:table-cell>
          <table:table-cell table:formula="of:=[.C48]*24*60" office:value-type="float" office:value="69.3833333333333" calcext:value-type="float">
            <text:p>69.3833333333333</text:p>
          </table:table-cell>
          <table:table-cell table:formula="of:=[.C64]*24*60" office:value-type="float" office:value="119.116666666667" calcext:value-type="float">
            <text:p>119.116666666667</text:p>
          </table:table-cell>
          <table:table-cell table:formula="of:=[.C80]*24*60" office:value-type="float" office:value="67.55" calcext:value-type="float">
            <text:p>67.55</text:p>
          </table:table-cell>
          <table:table-cell table:formula="of:=[.C96]*24*60" office:value-type="float" office:value="180.766666666667" calcext:value-type="float">
            <text:p>180.7666666666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time" office:time-value="PT03H28M52S" calcext:value-type="time">
            <text:p>03:28:52</text:p>
          </table:table-cell>
          <table:table-cell table:formula="of:=[.C33]*24*60" office:value-type="float" office:value="208.866666666667" calcext:value-type="float">
            <text:p>208.866666666667</text:p>
          </table:table-cell>
          <table:table-cell table:formula="of:=[.C49]*24*60" office:value-type="float" office:value="57.0013333333333" calcext:value-type="float">
            <text:p>57.0013333333333</text:p>
          </table:table-cell>
          <table:table-cell table:formula="of:=[.C65]*24*60" office:value-type="float" office:value="130.583333333333" calcext:value-type="float">
            <text:p>130.583333333333</text:p>
          </table:table-cell>
          <table:table-cell table:formula="of:=[.C81]*24*60" office:value-type="float" office:value="54.6361666666667" calcext:value-type="float">
            <text:p>54.6361666666667</text:p>
          </table:table-cell>
          <table:table-cell table:formula="of:=[.C97]*24*60" office:value-type="float" office:value="138.25" calcext:value-type="float">
            <text:p>138.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time" office:time-value="PT02H29M46S" calcext:value-type="time">
            <text:p>02:29:46</text:p>
          </table:table-cell>
          <table:table-cell table:formula="of:=[.C34]*24*60" office:value-type="float" office:value="149.766666666667" calcext:value-type="float">
            <text:p>149.766666666667</text:p>
          </table:table-cell>
          <table:table-cell table:formula="of:=[.C50]*24*60" office:value-type="float" office:value="54.6953333333333" calcext:value-type="float">
            <text:p>54.6953333333333</text:p>
          </table:table-cell>
          <table:table-cell table:formula="of:=[.C66]*24*60" office:value-type="float" office:value="121.783333333333" calcext:value-type="float">
            <text:p>121.783333333333</text:p>
          </table:table-cell>
          <table:table-cell table:formula="of:=[.C82]*24*60" office:value-type="float" office:value="43.9603333333333" calcext:value-type="float">
            <text:p>43.9603333333333</text:p>
          </table:table-cell>
          <table:table-cell table:formula="of:=[.C98]*24*60" office:value-type="float" office:value="121.183333333333" calcext:value-type="float">
            <text:p>121.18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time" office:time-value="PT02H15M09S" calcext:value-type="time">
            <text:p>02:15:09</text:p>
          </table:table-cell>
          <table:table-cell table:formula="of:=[.C35]*24*60" office:value-type="float" office:value="135.15" calcext:value-type="float">
            <text:p>135.15</text:p>
          </table:table-cell>
          <table:table-cell table:formula="of:=[.C51]*24*60" office:value-type="float" office:value="54.8563333333333" calcext:value-type="float">
            <text:p>54.8563333333333</text:p>
          </table:table-cell>
          <table:table-cell table:formula="of:=[.C67]*24*60" office:value-type="float" office:value="110.583333333333" calcext:value-type="float">
            <text:p>110.583333333333</text:p>
          </table:table-cell>
          <table:table-cell table:formula="of:=[.C83]*24*60" office:value-type="float" office:value="49.2983333333333" calcext:value-type="float">
            <text:p>49.2983333333333</text:p>
          </table:table-cell>
          <table:table-cell table:formula="of:=[.C99]*24*60" office:value-type="float" office:value="128.933333333333" calcext:value-type="float">
            <text:p>128.93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time" office:time-value="PT02H23M30S" calcext:value-type="time">
            <text:p>02:23:30</text:p>
          </table:table-cell>
          <table:table-cell table:formula="of:=[.C36]*24*60" office:value-type="float" office:value="143.5" calcext:value-type="float">
            <text:p>143.5</text:p>
          </table:table-cell>
          <table:table-cell table:formula="of:=[.C52]*24*60" office:value-type="float" office:value="52.6113333333333" calcext:value-type="float">
            <text:p>52.6113333333333</text:p>
          </table:table-cell>
          <table:table-cell table:formula="of:=[.C68]*24*60" office:value-type="float" office:value="107.666666666667" calcext:value-type="float">
            <text:p>107.666666666667</text:p>
          </table:table-cell>
          <table:table-cell table:formula="of:=[.C84]*24*60" office:value-type="float" office:value="44.6091666666667" calcext:value-type="float">
            <text:p>44.6091666666667</text:p>
          </table:table-cell>
          <table:table-cell table:formula="of:=[.C100]*24*60" office:value-type="float" office:value="111.433333333333" calcext:value-type="float">
            <text:p>111.4333333333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time" office:time-value="PT02H06M36S" calcext:value-type="time">
            <text:p>02:06:36</text:p>
          </table:table-cell>
          <table:table-cell table:formula="of:=[.C37]*24*60" office:value-type="float" office:value="126.6" calcext:value-type="float">
            <text:p>126.6</text:p>
          </table:table-cell>
          <table:table-cell table:formula="of:=[.C53]*24*60" office:value-type="float" office:value="48.1885" calcext:value-type="float">
            <text:p>48.1885</text:p>
          </table:table-cell>
          <table:table-cell table:formula="of:=[.C69]*24*60" office:value-type="float" office:value="92.5666666666666" calcext:value-type="float">
            <text:p>92.5666666666666</text:p>
          </table:table-cell>
          <table:table-cell table:formula="of:=[.C85]*24*60" office:value-type="float" office:value="41.9176666666667" calcext:value-type="float">
            <text:p>41.9176666666667</text:p>
          </table:table-cell>
          <table:table-cell table:formula="of:=[.C101]*24*60" office:value-type="float" office:value="112.366666666667" calcext:value-type="float">
            <text:p>112.3666666666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time" office:time-value="PT02H02M16S" calcext:value-type="time">
            <text:p>02:02:16</text:p>
          </table:table-cell>
          <table:table-cell table:formula="of:=[.C38]*24*60" office:value-type="float" office:value="122.266666666667" calcext:value-type="float">
            <text:p>122.266666666667</text:p>
          </table:table-cell>
          <table:table-cell table:formula="of:=[.C54]*24*60" office:value-type="float" office:value="42.361" calcext:value-type="float">
            <text:p>42.361</text:p>
          </table:table-cell>
          <table:table-cell table:formula="of:=[.C70]*24*60" office:value-type="float" office:value="86.5666666666667" calcext:value-type="float">
            <text:p>86.5666666666667</text:p>
          </table:table-cell>
          <table:table-cell table:formula="of:=[.C86]*24*60" office:value-type="float" office:value="43.2818333333333" calcext:value-type="float">
            <text:p>43.2818333333333</text:p>
          </table:table-cell>
          <table:table-cell table:formula="of:=[.C102]*24*60" office:value-type="float" office:value="114.05" calcext:value-type="float">
            <text:p>114.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06H44M24S" calcext:value-type="time">
            <text:p>06:44: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time" office:time-value="PT03H28M00S" calcext:value-type="time">
            <text:p>03:28: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02H35M45S" calcext:value-type="time">
            <text:p>02:35: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02H20M50S" calcext:value-type="time">
            <text:p>02:20: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01H38M44S" calcext:value-type="time">
            <text:p>01:38: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01H34M49S" calcext:value-type="time">
            <text:p>01:34: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01H07M57S" calcext:value-type="time">
            <text:p>01:07:5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47S" calcext:value-type="time">
            <text:p>01:15:47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Chr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01H04M10S" calcext:value-type="time">
            <text:p>01:04: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$23]/[.D23]" office:value-type="float" office:value="1" calcext:value-type="float">
            <text:p>1</text:p>
          </table:table-cell>
          <table:table-cell table:formula="of:=[.E$23]/[.E23]" office:value-type="float" office:value="1" calcext:value-type="float">
            <text:p>1</text:p>
          </table:table-cell>
          <table:table-cell table:formula="of:=[.F$23]/[.F23]" office:value-type="float" office:value="1" calcext:value-type="float">
            <text:p>1</text:p>
          </table:table-cell>
          <table:table-cell table:formula="of:=[.G$23]/[.G23]" office:value-type="float" office:value="1" calcext:value-type="float">
            <text:p>1</text:p>
          </table:table-cell>
          <table:table-cell table:formula="of:=[.H$23]/[.H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9M23S" calcext:value-type="time">
            <text:p>01:09: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$23]/[.D24]" office:value-type="float" office:value="2.33530426213353" calcext:value-type="float">
            <text:p>2.33530426213353</text:p>
          </table:table-cell>
          <table:table-cell table:formula="of:=[.E$23]/[.E24]" office:value-type="float" office:value="1.94423076923077" calcext:value-type="float">
            <text:p>1.94423076923077</text:p>
          </table:table-cell>
          <table:table-cell table:formula="of:=[.F$23]/[.F24]" office:value-type="float" office:value="2.09993515382953" calcext:value-type="float">
            <text:p>2.09993515382953</text:p>
          </table:table-cell>
          <table:table-cell table:formula="of:=[.G$23]/[.G24]" office:value-type="float" office:value="1.80286458333333" calcext:value-type="float">
            <text:p>1.80286458333333</text:p>
          </table:table-cell>
          <table:table-cell table:formula="of:=[.H$23]/[.H24]" office:value-type="float" office:value="1.80864243049923" calcext:value-type="float">
            <text:p>1.808642430499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time" office:time-value="PT00H57M00.08S" calcext:value-type="time">
            <text:p>00:57: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$23]/[.D25]" office:value-type="float" office:value="2.33211229873432" calcext:value-type="float">
            <text:p>2.33211229873432</text:p>
          </table:table-cell>
          <table:table-cell table:formula="of:=[.E$23]/[.E25]" office:value-type="float" office:value="2.59646869983949" calcext:value-type="float">
            <text:p>2.59646869983949</text:p>
          </table:table-cell>
          <table:table-cell table:formula="of:=[.F$23]/[.F25]" office:value-type="float" office:value="2.09955696430501" calcext:value-type="float">
            <text:p>2.09955696430501</text:p>
          </table:table-cell>
          <table:table-cell table:formula="of:=[.G$23]/[.G25]" office:value-type="float" office:value="2.14489311163896" calcext:value-type="float">
            <text:p>2.14489311163896</text:p>
          </table:table-cell>
          <table:table-cell table:formula="of:=[.H$23]/[.H25]" office:value-type="float" office:value="2.65453299181067" calcext:value-type="float">
            <text:p>2.654532991810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time" office:time-value="PT00H54M41.72S" calcext:value-type="time">
            <text:p>00:54:4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$23]/[.D26]" office:value-type="float" office:value="4.27431234029761" calcext:value-type="float">
            <text:p>4.27431234029761</text:p>
          </table:table-cell>
          <table:table-cell table:formula="of:=[.E$23]/[.E26]" office:value-type="float" office:value="2.87147928994083" calcext:value-type="float">
            <text:p>2.87147928994083</text:p>
          </table:table-cell>
          <table:table-cell table:formula="of:=[.F$23]/[.F26]" office:value-type="float" office:value="3.9669252756227" calcext:value-type="float">
            <text:p>3.9669252756227</text:p>
          </table:table-cell>
          <table:table-cell table:formula="of:=[.G$23]/[.G26]" office:value-type="float" office:value="2.97039473684211" calcext:value-type="float">
            <text:p>2.97039473684211</text:p>
          </table:table-cell>
          <table:table-cell table:formula="of:=[.H$23]/[.H26]" office:value-type="float" office:value="3.20418916565058" calcext:value-type="float">
            <text:p>3.204189165650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time" office:time-value="PT00H54M51.38S" calcext:value-type="time">
            <text:p>00:54:5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$23]/[.D27]" office:value-type="float" office:value="4.73923670907172" calcext:value-type="float">
            <text:p>4.73923670907172</text:p>
          </table:table-cell>
          <table:table-cell table:formula="of:=[.E$23]/[.E27]" office:value-type="float" office:value="4.09588116137745" calcext:value-type="float">
            <text:p>4.09588116137745</text:p>
          </table:table-cell>
          <table:table-cell table:formula="of:=[.F$23]/[.F27]" office:value-type="float" office:value="4.72864443903626" calcext:value-type="float">
            <text:p>4.72864443903626</text:p>
          </table:table-cell>
          <table:table-cell table:formula="of:=[.G$23]/[.G27]" office:value-type="float" office:value="3.78237115279548" calcext:value-type="float">
            <text:p>3.78237115279548</text:p>
          </table:table-cell>
          <table:table-cell table:formula="of:=[.H$23]/[.H27]" office:value-type="float" office:value="4.21740127242506" calcext:value-type="float">
            <text:p>4.217401272425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time" office:time-value="PT00H52M36.68S" calcext:value-type="time">
            <text:p>00:52:3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$23]/[.D28]" office:value-type="float" office:value="6.03843431483579" calcext:value-type="float">
            <text:p>6.03843431483579</text:p>
          </table:table-cell>
          <table:table-cell table:formula="of:=[.E$23]/[.E28]" office:value-type="float" office:value="4.26507294779399" calcext:value-type="float">
            <text:p>4.26507294779399</text:p>
          </table:table-cell>
          <table:table-cell table:formula="of:=[.F$23]/[.F28]" office:value-type="float" office:value="6.05107443164123" calcext:value-type="float">
            <text:p>6.05107443164123</text:p>
          </table:table-cell>
          <table:table-cell table:formula="of:=[.G$23]/[.G28]" office:value-type="float" office:value="3.54480286738351" calcext:value-type="float">
            <text:p>3.54480286738351</text:p>
          </table:table-cell>
          <table:table-cell table:formula="of:=[.H$23]/[.H28]" office:value-type="float" office:value="4.17812730679689" calcext:value-type="float">
            <text:p>4.178127306796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48M11.31S" calcext:value-type="time">
            <text:p>00:48:1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$23]/[.D29]" office:value-type="float" office:value="5.54904384024977" calcext:value-type="float">
            <text:p>5.54904384024977</text:p>
          </table:table-cell>
          <table:table-cell table:formula="of:=[.E$23]/[.E29]" office:value-type="float" office:value="5.9514348785872" calcext:value-type="float">
            <text:p>5.9514348785872</text:p>
          </table:table-cell>
          <table:table-cell table:formula="of:=[.F$23]/[.F29]" office:value-type="float" office:value="5.58172938810687" calcext:value-type="float">
            <text:p>5.58172938810687</text:p>
          </table:table-cell>
          <table:table-cell table:formula="of:=[.G$23]/[.G29]" office:value-type="float" office:value="4.82551115241636" calcext:value-type="float">
            <text:p>4.82551115241636</text:p>
          </table:table-cell>
          <table:table-cell table:formula="of:=[.H$23]/[.H29]" office:value-type="float" office:value="5.70616518030244" calcext:value-type="float">
            <text:p>5.706165180302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time" office:time-value="PT00H42M21.66S" calcext:value-type="time">
            <text:p>00:42:2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$23]/[.D30]" office:value-type="float" office:value="6.869393670988" calcext:value-type="float">
            <text:p>6.869393670988</text:p>
          </table:table-cell>
          <table:table-cell table:formula="of:=[.E$23]/[.E30]" office:value-type="float" office:value="5.33626566967231" calcext:value-type="float">
            <text:p>5.33626566967231</text:p>
          </table:table-cell>
          <table:table-cell table:formula="of:=[.F$23]/[.F30]" office:value-type="float" office:value="5.74852071005917" calcext:value-type="float">
            <text:p>5.74852071005917</text:p>
          </table:table-cell>
          <table:table-cell table:formula="of:=[.G$23]/[.G30]" office:value-type="float" office:value="4.71272974812798" calcext:value-type="float">
            <text:p>4.71272974812798</text:p>
          </table:table-cell>
          <table:table-cell table:formula="of:=[.H$23]/[.H30]" office:value-type="float" office:value="5.73194671652255" calcext:value-type="float">
            <text:p>5.731946716522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16H11M30S" calcext:value-type="time">
            <text:p>16:11:3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$23]/[.D31]" office:value-type="float" office:value="8.89304701344731" calcext:value-type="float">
            <text:p>8.89304701344731</text:p>
          </table:table-cell>
          <table:table-cell table:formula="of:=[.E$23]/[.E31]" office:value-type="float" office:value="6.30233766233766" calcext:value-type="float">
            <text:p>6.30233766233766</text:p>
          </table:table-cell>
          <table:table-cell table:formula="of:=[.F$23]/[.F31]" office:value-type="float" office:value="6.88193624557261" calcext:value-type="float">
            <text:p>6.88193624557261</text:p>
          </table:table-cell>
          <table:table-cell table:formula="of:=[.G$23]/[.G31]" office:value-type="float" office:value="6.93191906920238" calcext:value-type="float">
            <text:p>6.93191906920238</text:p>
          </table:table-cell>
          <table:table-cell table:formula="of:=[.H$23]/[.H31]" office:value-type="float" office:value="6.22565360859633" calcext:value-type="float">
            <text:p>6.225653608596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07H42M38S" calcext:value-type="time">
            <text:p>07:42:3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$23]/[.D32]" office:value-type="float" office:value="8.75343730761338" calcext:value-type="float">
            <text:p>8.75343730761338</text:p>
          </table:table-cell>
          <table:table-cell table:formula="of:=[.E$23]/[.E32]" office:value-type="float" office:value="5.82848907038194" calcext:value-type="float">
            <text:p>5.82848907038194</text:p>
          </table:table-cell>
          <table:table-cell table:formula="of:=[.F$23]/[.F32]" office:value-type="float" office:value="8.15586959563453" calcext:value-type="float">
            <text:p>8.15586959563453</text:p>
          </table:table-cell>
          <table:table-cell table:formula="of:=[.G$23]/[.G32]" office:value-type="float" office:value="5.12435233160622" calcext:value-type="float">
            <text:p>5.12435233160622</text:p>
          </table:table-cell>
          <table:table-cell table:formula="of:=[.H$23]/[.H32]" office:value-type="float" office:value="6.78416005900793" calcext:value-type="float">
            <text:p>6.7841600590079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time" office:time-value="PT07H42M43S" calcext:value-type="time">
            <text:p>07:42:4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$23]/[.D33]" office:value-type="float" office:value="6.80745292052346" calcext:value-type="float">
            <text:p>6.80745292052346</text:p>
          </table:table-cell>
          <table:table-cell table:formula="of:=[.E$23]/[.E33]" office:value-type="float" office:value="7.09457088723071" calcext:value-type="float">
            <text:p>7.09457088723071</text:p>
          </table:table-cell>
          <table:table-cell table:formula="of:=[.F$23]/[.F33]" office:value-type="float" office:value="7.43969368219528" calcext:value-type="float">
            <text:p>7.43969368219528</text:p>
          </table:table-cell>
          <table:table-cell table:formula="of:=[.G$23]/[.G33]" office:value-type="float" office:value="6.33554696675279" calcext:value-type="float">
            <text:p>6.33554696675279</text:p>
          </table:table-cell>
          <table:table-cell table:formula="of:=[.H$23]/[.H33]" office:value-type="float" office:value="8.87052441229657" calcext:value-type="float">
            <text:p>8.870524412296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04H04M54S" calcext:value-type="time">
            <text:p>04:04:5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$23]/[.D34]" office:value-type="float" office:value="9.49376808368574" calcext:value-type="float">
            <text:p>9.49376808368574</text:p>
          </table:table-cell>
          <table:table-cell table:formula="of:=[.E$23]/[.E34]" office:value-type="float" office:value="7.39368379995856" calcext:value-type="float">
            <text:p>7.39368379995856</text:p>
          </table:table-cell>
          <table:table-cell table:formula="of:=[.F$23]/[.F34]" office:value-type="float" office:value="7.97728205830026" calcext:value-type="float">
            <text:p>7.97728205830026</text:p>
          </table:table-cell>
          <table:table-cell table:formula="of:=[.G$23]/[.G34]" office:value-type="float" office:value="7.87414411477014" calcext:value-type="float">
            <text:p>7.87414411477014</text:p>
          </table:table-cell>
          <table:table-cell table:formula="of:=[.H$23]/[.H34]" office:value-type="float" office:value="10.1197909503507" calcext:value-type="float">
            <text:p>10.11979095035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03H25M27S" calcext:value-type="time">
            <text:p>03:25:2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$23]/[.D35]" office:value-type="float" office:value="10.5205327413984" calcext:value-type="float">
            <text:p>10.5205327413984</text:p>
          </table:table-cell>
          <table:table-cell table:formula="of:=[.E$23]/[.E35]" office:value-type="float" office:value="7.3719837879552" calcext:value-type="float">
            <text:p>7.3719837879552</text:p>
          </table:table-cell>
          <table:table-cell table:formula="of:=[.F$23]/[.F35]" office:value-type="float" office:value="8.7852298417483" calcext:value-type="float">
            <text:p>8.7852298417483</text:p>
          </table:table-cell>
          <table:table-cell table:formula="of:=[.G$23]/[.G35]" office:value-type="float" office:value="7.02153554886913" calcext:value-type="float">
            <text:p>7.02153554886913</text:p>
          </table:table-cell>
          <table:table-cell table:formula="of:=[.H$23]/[.H35]" office:value-type="float" office:value="9.51150465356774" calcext:value-type="float">
            <text:p>9.511504653567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02H40M33S" calcext:value-type="time">
            <text:p>02:40: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$23]/[.D36]" office:value-type="float" office:value="9.90836236933798" calcext:value-type="float">
            <text:p>9.90836236933798</text:p>
          </table:table-cell>
          <table:table-cell table:formula="of:=[.E$23]/[.E36]" office:value-type="float" office:value="7.68655676216785" calcext:value-type="float">
            <text:p>7.68655676216785</text:p>
          </table:table-cell>
          <table:table-cell table:formula="of:=[.F$23]/[.F36]" office:value-type="float" office:value="9.02321981424149" calcext:value-type="float">
            <text:p>9.02321981424149</text:p>
          </table:table-cell>
          <table:table-cell table:formula="of:=[.G$23]/[.G36]" office:value-type="float" office:value="7.75961592348359" calcext:value-type="float">
            <text:p>7.75961592348359</text:p>
          </table:table-cell>
          <table:table-cell table:formula="of:=[.H$23]/[.H36]" office:value-type="float" office:value="11.0052348190248" calcext:value-type="float">
            <text:p>11.00523481902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02H54M03S" calcext:value-type="time">
            <text:p>02:54:0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$23]/[.D37]" office:value-type="float" office:value="11.2310426540284" calcext:value-type="float">
            <text:p>11.2310426540284</text:p>
          </table:table-cell>
          <table:table-cell table:formula="of:=[.E$23]/[.E37]" office:value-type="float" office:value="8.39204374487689" calcext:value-type="float">
            <text:p>8.39204374487689</text:p>
          </table:table-cell>
          <table:table-cell table:formula="of:=[.F$23]/[.F37]" office:value-type="float" office:value="10.4951386388189" calcext:value-type="float">
            <text:p>10.4951386388189</text:p>
          </table:table-cell>
          <table:table-cell table:formula="of:=[.G$23]/[.G37]" office:value-type="float" office:value="8.25785468338728" calcext:value-type="float">
            <text:p>8.25785468338728</text:p>
          </table:table-cell>
          <table:table-cell table:formula="of:=[.H$23]/[.H37]" office:value-type="float" office:value="10.9138237911599" calcext:value-type="float">
            <text:p>10.91382379115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02H49M00S" calcext:value-type="time">
            <text:p>02:49: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$23]/[.D38]" office:value-type="float" office:value="11.6290894220284" calcext:value-type="float">
            <text:p>11.6290894220284</text:p>
          </table:table-cell>
          <table:table-cell table:formula="of:=[.E$23]/[.E38]" office:value-type="float" office:value="9.54651684332287" calcext:value-type="float">
            <text:p>9.54651684332287</text:p>
          </table:table-cell>
          <table:table-cell table:formula="of:=[.F$23]/[.F38]" office:value-type="float" office:value="11.2225644974971" calcext:value-type="float">
            <text:p>11.2225644974971</text:p>
          </table:table-cell>
          <table:table-cell table:formula="of:=[.G$23]/[.G38]" office:value-type="float" office:value="7.99758174137725" calcext:value-type="float">
            <text:p>7.99758174137725</text:p>
          </table:table-cell>
          <table:table-cell table:formula="of:=[.H$23]/[.H38]" office:value-type="float" office:value="10.7527400263043" calcext:value-type="float">
            <text:p>10.75274002630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02H21M10S" calcext:value-type="time">
            <text:p>02:21: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9M07S" calcext:value-type="time">
            <text:p>01:59: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time" office:time-value="PT02H10M35S" calcext:value-type="time">
            <text:p>02:10:3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time" office:time-value="PT02H01M47S" calcext:value-type="time">
            <text:p>02:01:47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Chr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time" office:time-value="PT01H50M35S" calcext:value-type="time">
            <text:p>01:50:3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7]/[.$E47]" office:value-type="float" office:value="1" calcext:value-type="float">
            <text:p>1</text:p>
          </table:table-cell>
          <table:table-cell table:formula="of:=[.G47]/[.$E47]" office:value-type="float" office:value="1" calcext:value-type="float">
            <text:p>1</text:p>
          </table:table-cell>
          <table:table-cell table:formula="of:=[.H47]/[.$E47]" office:value-type="float" office:value="1" calcext:value-type="float">
            <text:p>1</text:p>
          </table:table-cell>
          <table:table-cell table:formula="of:=[.I47]/[.$E47]" office:value-type="float" office:value="1" calcext:value-type="float">
            <text:p>1</text:p>
          </table:table-cell>
          <table:table-cell table:formula="of:=[.J47]/[.$E47]" office:value-type="float" office:value="1" calcext:value-type="float">
            <text:p>1</text:p>
          </table:table-cell>
          <table:table-cell table:formula="of:=AVERAGE([.F67:.J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time" office:time-value="PT01H47M40S" calcext:value-type="time">
            <text:p>01:47:4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8]/[.$E48]" office:value-type="float" office:value="1.16765213106677" calcext:value-type="float">
            <text:p>1.16765213106677</text:p>
          </table:table-cell>
          <table:table-cell table:formula="of:=[.G48]/[.$E48]" office:value-type="float" office:value="0.972115384615385" calcext:value-type="float">
            <text:p>0.972115384615385</text:p>
          </table:table-cell>
          <table:table-cell table:formula="of:=[.H48]/[.$E48]" office:value-type="float" office:value="1.04996757691476" calcext:value-type="float">
            <text:p>1.04996757691476</text:p>
          </table:table-cell>
          <table:table-cell table:formula="of:=[.I48]/[.$E48]" office:value-type="float" office:value="0.901432291666667" calcext:value-type="float">
            <text:p>0.901432291666667</text:p>
          </table:table-cell>
          <table:table-cell table:formula="of:=[.J48]/[.$E48]" office:value-type="float" office:value="0.904321215249613" calcext:value-type="float">
            <text:p>0.904321215249613</text:p>
          </table:table-cell>
          <table:table-cell table:formula="of:=AVERAGE([.F68:.J68])" office:value-type="float" office:value="0.999097719902639" calcext:value-type="float">
            <text:p>0.999097719902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time" office:time-value="PT01H32M34S" calcext:value-type="time">
            <text:p>01:32:3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9]/[.$E49]" office:value-type="float" office:value="0.777370766244772" calcext:value-type="float">
            <text:p>0.777370766244772</text:p>
          </table:table-cell>
          <table:table-cell table:formula="of:=[.G49]/[.$E49]" office:value-type="float" office:value="0.865489566613162" calcext:value-type="float">
            <text:p>0.865489566613162</text:p>
          </table:table-cell>
          <table:table-cell table:formula="of:=[.H49]/[.$E49]" office:value-type="float" office:value="0.699852321435003" calcext:value-type="float">
            <text:p>0.699852321435003</text:p>
          </table:table-cell>
          <table:table-cell table:formula="of:=[.I49]/[.$E49]" office:value-type="float" office:value="0.714964370546319" calcext:value-type="float">
            <text:p>0.714964370546319</text:p>
          </table:table-cell>
          <table:table-cell table:formula="of:=[.J49]/[.$E49]" office:value-type="float" office:value="0.884844330603557" calcext:value-type="float">
            <text:p>0.884844330603557</text:p>
          </table:table-cell>
          <table:table-cell table:formula="of:=AVERAGE([.F69:.J69])" office:value-type="float" office:value="0.788504271088563" calcext:value-type="float">
            <text:p>0.788504271088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time" office:time-value="PT01H26M34S" calcext:value-type="time">
            <text:p>01:26:3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50]/[.$E50]" office:value-type="float" office:value="1.0685780850744" calcext:value-type="float">
            <text:p>1.0685780850744</text:p>
          </table:table-cell>
          <table:table-cell table:formula="of:=[.G50]/[.$E50]" office:value-type="float" office:value="0.717869822485207" calcext:value-type="float">
            <text:p>0.717869822485207</text:p>
          </table:table-cell>
          <table:table-cell table:formula="of:=[.H50]/[.$E50]" office:value-type="float" office:value="0.991731318905676" calcext:value-type="float">
            <text:p>0.991731318905676</text:p>
          </table:table-cell>
          <table:table-cell table:formula="of:=[.I50]/[.$E50]" office:value-type="float" office:value="0.742598684210526" calcext:value-type="float">
            <text:p>0.742598684210526</text:p>
          </table:table-cell>
          <table:table-cell table:formula="of:=[.J50]/[.$E50]" office:value-type="float" office:value="0.801047291412646" calcext:value-type="float">
            <text:p>0.801047291412646</text:p>
          </table:table-cell>
          <table:table-cell table:formula="of:=AVERAGE([.F70:.J70])" office:value-type="float" office:value="0.864365040417692" calcext:value-type="float">
            <text:p>0.864365040417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05H46M09S" calcext:value-type="time">
            <text:p>05:46:0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1]/[.$E51]" office:value-type="float" office:value="0.947847341814344" calcext:value-type="float">
            <text:p>0.947847341814344</text:p>
          </table:table-cell>
          <table:table-cell table:formula="of:=[.G51]/[.$E51]" office:value-type="float" office:value="0.81917623227549" calcext:value-type="float">
            <text:p>0.81917623227549</text:p>
          </table:table-cell>
          <table:table-cell table:formula="of:=[.H51]/[.$E51]" office:value-type="float" office:value="0.945728887807253" calcext:value-type="float">
            <text:p>0.945728887807253</text:p>
          </table:table-cell>
          <table:table-cell table:formula="of:=[.I51]/[.$E51]" office:value-type="float" office:value="0.756474230559097" calcext:value-type="float">
            <text:p>0.756474230559097</text:p>
          </table:table-cell>
          <table:table-cell table:formula="of:=[.J51]/[.$E51]" office:value-type="float" office:value="0.843480254485012" calcext:value-type="float">
            <text:p>0.843480254485012</text:p>
          </table:table-cell>
          <table:table-cell table:formula="of:=AVERAGE([.F71:.J71])" office:value-type="float" office:value="0.862541389388239" calcext:value-type="float">
            <text:p>0.862541389388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03H12M00S" calcext:value-type="time">
            <text:p>03:12: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52]/[.$E52]" office:value-type="float" office:value="1.0064057191393" calcext:value-type="float">
            <text:p>1.0064057191393</text:p>
          </table:table-cell>
          <table:table-cell table:formula="of:=[.G52]/[.$E52]" office:value-type="float" office:value="0.710845491298998" calcext:value-type="float">
            <text:p>0.710845491298998</text:p>
          </table:table-cell>
          <table:table-cell table:formula="of:=[.H52]/[.$E52]" office:value-type="float" office:value="1.00851240527354" calcext:value-type="float">
            <text:p>1.00851240527354</text:p>
          </table:table-cell>
          <table:table-cell table:formula="of:=[.I52]/[.$E52]" office:value-type="float" office:value="0.590800477897252" calcext:value-type="float">
            <text:p>0.590800477897252</text:p>
          </table:table-cell>
          <table:table-cell table:formula="of:=[.J52]/[.$E52]" office:value-type="float" office:value="0.696354551132815" calcext:value-type="float">
            <text:p>0.696354551132815</text:p>
          </table:table-cell>
          <table:table-cell table:formula="of:=AVERAGE([.F72:.J72])" office:value-type="float" office:value="0.80258372894838" calcext:value-type="float">
            <text:p>0.80258372894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02H41M23S" calcext:value-type="time">
            <text:p>02:41:2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53]/[.$E53]" office:value-type="float" office:value="0.792720548607111" calcext:value-type="float">
            <text:p>0.792720548607111</text:p>
          </table:table-cell>
          <table:table-cell table:formula="of:=[.G53]/[.$E53]" office:value-type="float" office:value="0.850204982655314" calcext:value-type="float">
            <text:p>0.850204982655314</text:p>
          </table:table-cell>
          <table:table-cell table:formula="of:=[.H53]/[.$E53]" office:value-type="float" office:value="0.797389912586695" calcext:value-type="float">
            <text:p>0.797389912586695</text:p>
          </table:table-cell>
          <table:table-cell table:formula="of:=[.I53]/[.$E53]" office:value-type="float" office:value="0.68935873605948" calcext:value-type="float">
            <text:p>0.68935873605948</text:p>
          </table:table-cell>
          <table:table-cell table:formula="of:=[.J53]/[.$E53]" office:value-type="float" office:value="0.81516645432892" calcext:value-type="float">
            <text:p>0.81516645432892</text:p>
          </table:table-cell>
          <table:table-cell table:formula="of:=AVERAGE([.F73:.J73])" office:value-type="float" office:value="0.788968126847504" calcext:value-type="float">
            <text:p>0.78896812684750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time" office:time-value="PT01H56M32S" calcext:value-type="time">
            <text:p>01:56:3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54]/[.$E54]" office:value-type="float" office:value="0.8586742088735" calcext:value-type="float">
            <text:p>0.8586742088735</text:p>
          </table:table-cell>
          <table:table-cell table:formula="of:=[.G54]/[.$E54]" office:value-type="float" office:value="0.667033208709039" calcext:value-type="float">
            <text:p>0.667033208709039</text:p>
          </table:table-cell>
          <table:table-cell table:formula="of:=[.H54]/[.$E54]" office:value-type="float" office:value="0.718565088757396" calcext:value-type="float">
            <text:p>0.718565088757396</text:p>
          </table:table-cell>
          <table:table-cell table:formula="of:=[.I54]/[.$E54]" office:value-type="float" office:value="0.589091218515997" calcext:value-type="float">
            <text:p>0.589091218515997</text:p>
          </table:table-cell>
          <table:table-cell table:formula="of:=[.J54]/[.$E54]" office:value-type="float" office:value="0.716493339565319" calcext:value-type="float">
            <text:p>0.716493339565319</text:p>
          </table:table-cell>
          <table:table-cell table:formula="of:=AVERAGE([.F74:.J74])" office:value-type="float" office:value="0.70997141288425" calcext:value-type="float">
            <text:p>0.70997141288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01H31M31S" calcext:value-type="time">
            <text:p>01:31:3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55]/[.$E55]" office:value-type="float" office:value="0.988116334827478" calcext:value-type="float">
            <text:p>0.988116334827478</text:p>
          </table:table-cell>
          <table:table-cell table:formula="of:=[.G55]/[.$E55]" office:value-type="float" office:value="0.70025974025974" calcext:value-type="float">
            <text:p>0.70025974025974</text:p>
          </table:table-cell>
          <table:table-cell table:formula="of:=[.H55]/[.$E55]" office:value-type="float" office:value="0.764659582841401" calcext:value-type="float">
            <text:p>0.764659582841401</text:p>
          </table:table-cell>
          <table:table-cell table:formula="of:=[.I55]/[.$E55]" office:value-type="float" office:value="0.770213229911375" calcext:value-type="float">
            <text:p>0.770213229911375</text:p>
          </table:table-cell>
          <table:table-cell table:formula="of:=[.J55]/[.$E55]" office:value-type="float" office:value="0.691739289844037" calcext:value-type="float">
            <text:p>0.691739289844037</text:p>
          </table:table-cell>
          <table:table-cell table:formula="of:=AVERAGE([.F75:.J75])" office:value-type="float" office:value="0.782997635536806" calcext:value-type="float">
            <text:p>0.782997635536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01H37M39S" calcext:value-type="time">
            <text:p>01:37:3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56]/[.$E56]" office:value-type="float" office:value="0.875343730761338" calcext:value-type="float">
            <text:p>0.875343730761338</text:p>
          </table:table-cell>
          <table:table-cell table:formula="of:=[.G56]/[.$E56]" office:value-type="float" office:value="0.582848907038194" calcext:value-type="float">
            <text:p>0.582848907038194</text:p>
          </table:table-cell>
          <table:table-cell table:formula="of:=[.H56]/[.$E56]" office:value-type="float" office:value="0.815586959563453" calcext:value-type="float">
            <text:p>0.815586959563453</text:p>
          </table:table-cell>
          <table:table-cell table:formula="of:=[.I56]/[.$E56]" office:value-type="float" office:value="0.512435233160622" calcext:value-type="float">
            <text:p>0.512435233160622</text:p>
          </table:table-cell>
          <table:table-cell table:formula="of:=[.J56]/[.$E56]" office:value-type="float" office:value="0.678416005900793" calcext:value-type="float">
            <text:p>0.678416005900793</text:p>
          </table:table-cell>
          <table:table-cell table:formula="of:=AVERAGE([.F76:.J76])" office:value-type="float" office:value="0.69292616728488" calcext:value-type="float">
            <text:p>0.69292616728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01H11M44S" calcext:value-type="time">
            <text:p>01:11:4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57]/[.$E57]" office:value-type="float" office:value="0.618859356411224" calcext:value-type="float">
            <text:p>0.618859356411224</text:p>
          </table:table-cell>
          <table:table-cell table:formula="of:=[.G57]/[.$E57]" office:value-type="float" office:value="0.644960989748246" calcext:value-type="float">
            <text:p>0.644960989748246</text:p>
          </table:table-cell>
          <table:table-cell table:formula="of:=[.H57]/[.$E57]" office:value-type="float" office:value="0.67633578929048" calcext:value-type="float">
            <text:p>0.67633578929048</text:p>
          </table:table-cell>
          <table:table-cell table:formula="of:=[.I57]/[.$E57]" office:value-type="float" office:value="0.575958815159345" calcext:value-type="float">
            <text:p>0.575958815159345</text:p>
          </table:table-cell>
          <table:table-cell table:formula="of:=[.J57]/[.$E57]" office:value-type="float" office:value="0.806411310208779" calcext:value-type="float">
            <text:p>0.806411310208779</text:p>
          </table:table-cell>
          <table:table-cell table:formula="of:=AVERAGE([.F77:.J77])" office:value-type="float" office:value="0.664505252163615" calcext:value-type="float">
            <text:p>0.664505252163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01H13M27S" calcext:value-type="time">
            <text:p>01:13: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58]/[.$E58]" office:value-type="float" office:value="0.791147340307145" calcext:value-type="float">
            <text:p>0.791147340307145</text:p>
          </table:table-cell>
          <table:table-cell table:formula="of:=[.G58]/[.$E58]" office:value-type="float" office:value="0.616140316663213" calcext:value-type="float">
            <text:p>0.616140316663213</text:p>
          </table:table-cell>
          <table:table-cell table:formula="of:=[.H58]/[.$E58]" office:value-type="float" office:value="0.664773504858355" calcext:value-type="float">
            <text:p>0.664773504858355</text:p>
          </table:table-cell>
          <table:table-cell table:formula="of:=[.I58]/[.$E58]" office:value-type="float" office:value="0.656178676230845" calcext:value-type="float">
            <text:p>0.656178676230845</text:p>
          </table:table-cell>
          <table:table-cell table:formula="of:=[.J58]/[.$E58]" office:value-type="float" office:value="0.843315912529226" calcext:value-type="float">
            <text:p>0.843315912529226</text:p>
          </table:table-cell>
          <table:table-cell table:formula="of:=AVERAGE([.F78:.J78])" office:value-type="float" office:value="0.714311150117757" calcext:value-type="float">
            <text:p>0.7143111501177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00H49M56.14S" calcext:value-type="time">
            <text:p>00:49: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59]/[.$E59]" office:value-type="float" office:value="0.809271749338342" calcext:value-type="float">
            <text:p>0.809271749338342</text:p>
          </table:table-cell>
          <table:table-cell table:formula="of:=[.G59]/[.$E59]" office:value-type="float" office:value="0.567075675996554" calcext:value-type="float">
            <text:p>0.567075675996554</text:p>
          </table:table-cell>
          <table:table-cell table:formula="of:=[.H59]/[.$E59]" office:value-type="float" office:value="0.675786910903716" calcext:value-type="float">
            <text:p>0.675786910903716</text:p>
          </table:table-cell>
          <table:table-cell table:formula="of:=[.I59]/[.$E59]" office:value-type="float" office:value="0.540118119143779" calcext:value-type="float">
            <text:p>0.540118119143779</text:p>
          </table:table-cell>
          <table:table-cell table:formula="of:=[.J59]/[.$E59]" office:value-type="float" office:value="0.731654204120595" calcext:value-type="float">
            <text:p>0.731654204120595</text:p>
          </table:table-cell>
          <table:table-cell table:formula="of:=AVERAGE([.F79:.J79])" office:value-type="float" office:value="0.664781331900597" calcext:value-type="float">
            <text:p>0.664781331900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7M33S" calcext:value-type="time">
            <text:p>01:07: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60]/[.$E60]" office:value-type="float" office:value="0.707740169238427" calcext:value-type="float">
            <text:p>0.707740169238427</text:p>
          </table:table-cell>
          <table:table-cell table:formula="of:=[.G60]/[.$E60]" office:value-type="float" office:value="0.549039768726275" calcext:value-type="float">
            <text:p>0.549039768726275</text:p>
          </table:table-cell>
          <table:table-cell table:formula="of:=[.H60]/[.$E60]" office:value-type="float" office:value="0.644515701017249" calcext:value-type="float">
            <text:p>0.644515701017249</text:p>
          </table:table-cell>
          <table:table-cell table:formula="of:=[.I60]/[.$E60]" office:value-type="float" office:value="0.554258280248828" calcext:value-type="float">
            <text:p>0.554258280248828</text:p>
          </table:table-cell>
          <table:table-cell table:formula="of:=[.J60]/[.$E60]" office:value-type="float" office:value="0.786088201358916" calcext:value-type="float">
            <text:p>0.786088201358916</text:p>
          </table:table-cell>
          <table:table-cell table:formula="of:=AVERAGE([.F80:.J80])" office:value-type="float" office:value="0.648328424117939" calcext:value-type="float">
            <text:p>0.648328424117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time" office:time-value="PT00H54M38.17S" calcext:value-type="time">
            <text:p>00:54:3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61]/[.$E61]" office:value-type="float" office:value="0.748736176935229" calcext:value-type="float">
            <text:p>0.748736176935229</text:p>
          </table:table-cell>
          <table:table-cell table:formula="of:=[.G61]/[.$E61]" office:value-type="float" office:value="0.559469582991793" calcext:value-type="float">
            <text:p>0.559469582991793</text:p>
          </table:table-cell>
          <table:table-cell table:formula="of:=[.H61]/[.$E61]" office:value-type="float" office:value="0.699675909254591" calcext:value-type="float">
            <text:p>0.699675909254591</text:p>
          </table:table-cell>
          <table:table-cell table:formula="of:=[.I61]/[.$E61]" office:value-type="float" office:value="0.550523645559152" calcext:value-type="float">
            <text:p>0.550523645559152</text:p>
          </table:table-cell>
          <table:table-cell table:formula="of:=[.J61]/[.$E61]" office:value-type="float" office:value="0.727588252743993" calcext:value-type="float">
            <text:p>0.727588252743993</text:p>
          </table:table-cell>
          <table:table-cell table:formula="of:=AVERAGE([.F81:.J81])" office:value-type="float" office:value="0.657198713496952" calcext:value-type="float">
            <text:p>0.657198713496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time" office:time-value="PT00H43M57.62S" calcext:value-type="time">
            <text:p>00:43:5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62]/[.$E62]" office:value-type="float" office:value="0.726818088876772" calcext:value-type="float">
            <text:p>0.726818088876772</text:p>
          </table:table-cell>
          <table:table-cell table:formula="of:=[.G62]/[.$E62]" office:value-type="float" office:value="0.596657302707679" calcext:value-type="float">
            <text:p>0.596657302707679</text:p>
          </table:table-cell>
          <table:table-cell table:formula="of:=[.H62]/[.$E62]" office:value-type="float" office:value="0.70141028109357" calcext:value-type="float">
            <text:p>0.70141028109357</text:p>
          </table:table-cell>
          <table:table-cell table:formula="of:=[.I62]/[.$E62]" office:value-type="float" office:value="0.499848858836078" calcext:value-type="float">
            <text:p>0.499848858836078</text:p>
          </table:table-cell>
          <table:table-cell table:formula="of:=[.J62]/[.$E62]" office:value-type="float" office:value="0.672046251644016" calcext:value-type="float">
            <text:p>0.672046251644016</text:p>
          </table:table-cell>
          <table:table-cell table:formula="of:=AVERAGE([.F82:.J82])" office:value-type="float" office:value="0.639356156631623" calcext:value-type="float">
            <text:p>0.6393561566316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time" office:time-value="PT00H49M17.9S" calcext:value-type="time">
            <text:p>00:49: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time" office:time-value="PT00H44M36.55S" calcext:value-type="time">
            <text:p>00:44: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41M55.06S" calcext:value-type="time">
            <text:p>00:41:5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time" office:time-value="PT00H43M16.91S" calcext:value-type="time">
            <text:p>00:43: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20H26M21S" calcext:value-type="time">
            <text:p>20:26: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11H18M03S" calcext:value-type="time">
            <text:p>11:18:0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07H41M59S" calcext:value-type="time">
            <text:p>07:41:5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06H22M44S" calcext:value-type="time">
            <text:p>06:22: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04H50M47S" calcext:value-type="time">
            <text:p>04:50:4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04H53M31S" calcext:value-type="time">
            <text:p>04:53:3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03H34M55S" calcext:value-type="time">
            <text:p>03:34: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03H33M57S" calcext:value-type="time">
            <text:p>03:33:5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03H16M59S" calcext:value-type="time">
            <text:p>03:16:5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time" office:time-value="PT03H00M46S" calcext:value-type="time">
            <text:p>03:00:4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time" office:time-value="PT02H18M15S" calcext:value-type="time">
            <text:p>02:18: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02H01M11S" calcext:value-type="time">
            <text:p>02:01:1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time" office:time-value="PT02H08M56S" calcext:value-type="time">
            <text:p>02:08: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time" office:time-value="PT01H51M26S" calcext:value-type="time">
            <text:p>01:51: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time" office:time-value="PT01H52M22S" calcext:value-type="time">
            <text:p>01:52: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time" office:time-value="PT01H54M03S" calcext:value-type="time">
            <text:p>01:54: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8:09:22.460240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7:27:44.467437918</meta:creation-date>
    <dc:date>2023-06-11T18:10:03.350402122</dc:date>
    <meta:editing-duration>PT6M17S</meta:editing-duration>
    <meta:editing-cycles>2</meta:editing-cycles>
    <meta:generator>LibreOffice/6.4.7.2$Linux_X86_64 LibreOffice_project/40$Build-2</meta:generator>
    <meta:document-statistic meta:table-count="1" meta:cell-count="61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2:Sheet1.C14" svg:x="0.32cm" svg:y="0.18cm" svg:width="12.508cm" svg:height="8.64cm">
          <chartooo:coordinate-region svg:x="1.127cm" svg:y="0.379cm" svg:width="11.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1.65">
                <text:p>1151.65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4.7">
                <text:p>88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5.25">
                <text:p>70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1.45">
                <text:p>621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.216666666667">
                <text:p>566.2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.7">
                <text:p>67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.25">
                <text:p>54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6.6">
                <text:p>50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8.9">
                <text:p>46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.666666666667">
                <text:p>403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.266666666667">
                <text:p>365.2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2.233333333333">
                <text:p>342.2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205cm" style:legend-expansion="high" chart:style-name="ch2"/>
        <chart:plot-area chart:style-name="ch3" table:cell-range-address="Sheet1.B23:Sheet1.B38 Sheet1.D22:Sheet1.H38" chart:data-source-has-labels="both" svg:x="0.32cm" svg:y="0.18cm" svg:width="13.302cm" svg:height="8.64cm">
          <chartooo:coordinate-region svg:x="1.127cm" svg:y="0.379cm" svg:width="12.123cm" svg:height="7.794cm"/>
          <chart:axis chart:dimension="x" chart:name="primary-x" chart:style-name="ch4" chartooo:axis-type="auto">
            <chartooo:date-scale/>
            <chart:categories table:cell-range-address="Sheet1.B23:Sheet1.B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3:Sheet1.D38" chart:label-cell-address="Sheet1.D22:Sheet1.D22" chart:class="chart:line">
            <chart:data-point chart:repeated="16"/>
          </chart:series>
          <chart:series chart:style-name="ch7" chart:values-cell-range-address="Sheet1.E23:Sheet1.E38" chart:label-cell-address="Sheet1.E22:Sheet1.E22" chart:class="chart:line">
            <chart:data-point chart:repeated="16"/>
          </chart:series>
          <chart:series chart:style-name="ch8" chart:values-cell-range-address="Sheet1.F23:Sheet1.F38" chart:label-cell-address="Sheet1.F22:Sheet1.F22" chart:class="chart:line">
            <chart:data-point chart:repeated="16"/>
          </chart:series>
          <chart:series chart:style-name="ch9" chart:values-cell-range-address="Sheet1.G23:Sheet1.G38" chart:label-cell-address="Sheet1.G22:Sheet1.G22" chart:class="chart:line">
            <chart:data-point chart:repeated="16"/>
          </chart:series>
          <chart:series chart:style-name="ch10" chart:values-cell-range-address="Sheet1.H23:Sheet1.H38" chart:label-cell-address="Sheet1.H22:Sheet1.H22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1</text:p>
                <draw:g>
                  <svg:desc>Sheet1.D22:Sheet1.D22</svg:desc>
                </draw:g>
              </table:table-cell>
              <table:table-cell office:value-type="string">
                <text:p>Chr2</text:p>
                <draw:g>
                  <svg:desc>Sheet1.E22:Sheet1.E22</svg:desc>
                </draw:g>
              </table:table-cell>
              <table:table-cell office:value-type="string">
                <text:p>Chr3</text:p>
                <draw:g>
                  <svg:desc>Sheet1.F22:Sheet1.F22</svg:desc>
                </draw:g>
              </table:table-cell>
              <table:table-cell office:value-type="string">
                <text:p>Chr4</text:p>
                <draw:g>
                  <svg:desc>Sheet1.G22:Sheet1.G22</svg:desc>
                </draw:g>
              </table:table-cell>
              <table:table-cell office:value-type="string">
                <text:p>Chr5</text:p>
                <draw:g>
                  <svg:desc>Sheet1.H22:Sheet1.H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3:Sheet1.B38</svg:desc>
                </draw:g>
              </table:table-cell>
              <table:table-cell office:value-type="float" office:value="1421.85">
                <text:p>1421.85</text:p>
                <draw:g>
                  <svg:desc>Sheet1.D23:Sheet1.D38</svg:desc>
                </draw:g>
              </table:table-cell>
              <table:table-cell office:value-type="float" office:value="404.4">
                <text:p>404.4</text:p>
                <draw:g>
                  <svg:desc>Sheet1.E23:Sheet1.E38</svg:desc>
                </draw:g>
              </table:table-cell>
              <table:table-cell office:value-type="float" office:value="971.5">
                <text:p>971.5</text:p>
                <draw:g>
                  <svg:desc>Sheet1.F23:Sheet1.F38</svg:desc>
                </draw:g>
              </table:table-cell>
              <table:table-cell office:value-type="float" office:value="346.15">
                <text:p>346.15</text:p>
                <draw:g>
                  <svg:desc>Sheet1.G23:Sheet1.G38</svg:desc>
                </draw:g>
              </table:table-cell>
              <table:table-cell office:value-type="float" office:value="1226.35">
                <text:p>1226.35</text:p>
                <draw:g>
                  <svg:desc>Sheet1.H23:Sheet1.H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8.85">
                <text:p>608.85</text:p>
              </table:table-cell>
              <table:table-cell office:value-type="float" office:value="208">
                <text:p>208</text:p>
              </table:table-cell>
              <table:table-cell office:value-type="float" office:value="462.633333333333">
                <text:p>462.633333333333</text:p>
              </table:table-cell>
              <table:table-cell office:value-type="float" office:value="192">
                <text:p>192</text:p>
              </table:table-cell>
              <table:table-cell office:value-type="float" office:value="678.05">
                <text:p>678.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9.683333333333">
                <text:p>609.683333333333</text:p>
              </table:table-cell>
              <table:table-cell office:value-type="float" office:value="155.75">
                <text:p>155.75</text:p>
              </table:table-cell>
              <table:table-cell office:value-type="float" office:value="462.716666666667">
                <text:p>462.716666666667</text:p>
              </table:table-cell>
              <table:table-cell office:value-type="float" office:value="161.383333333333">
                <text:p>161.383333333333</text:p>
              </table:table-cell>
              <table:table-cell office:value-type="float" office:value="461.983333333333">
                <text:p>461.98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2.65">
                <text:p>332.65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44.9">
                <text:p>244.9</text:p>
              </table:table-cell>
              <table:table-cell office:value-type="float" office:value="116.533333333333">
                <text:p>116.533333333333</text:p>
              </table:table-cell>
              <table:table-cell office:value-type="float" office:value="382.733333333333">
                <text:p>382.7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0.016666666667">
                <text:p>300.016666666667</text:p>
              </table:table-cell>
              <table:table-cell office:value-type="float" office:value="98.7333333333333">
                <text:p>98.7333333333333</text:p>
              </table:table-cell>
              <table:table-cell office:value-type="float" office:value="205.45">
                <text:p>205.45</text:p>
              </table:table-cell>
              <table:table-cell office:value-type="float" office:value="91.5166666666667">
                <text:p>91.5166666666667</text:p>
              </table:table-cell>
              <table:table-cell office:value-type="float" office:value="290.783333333333">
                <text:p>290.78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5.466666666667">
                <text:p>235.466666666667</text:p>
              </table:table-cell>
              <table:table-cell office:value-type="float" office:value="94.8166666666667">
                <text:p>94.8166666666667</text:p>
              </table:table-cell>
              <table:table-cell office:value-type="float" office:value="160.55">
                <text:p>160.55</text:p>
              </table:table-cell>
              <table:table-cell office:value-type="float" office:value="97.65">
                <text:p>97.65</text:p>
              </table:table-cell>
              <table:table-cell office:value-type="float" office:value="293.516666666667">
                <text:p>293.51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6.233333333333">
                <text:p>256.233333333333</text:p>
              </table:table-cell>
              <table:table-cell office:value-type="float" office:value="67.95">
                <text:p>67.95</text:p>
              </table:table-cell>
              <table:table-cell office:value-type="float" office:value="174.05">
                <text:p>174.05</text:p>
              </table:table-cell>
              <table:table-cell office:value-type="float" office:value="71.7333333333333">
                <text:p>71.7333333333333</text:p>
              </table:table-cell>
              <table:table-cell office:value-type="float" office:value="214.916666666667">
                <text:p>214.91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6.983333333333">
                <text:p>206.983333333333</text:p>
              </table:table-cell>
              <table:table-cell office:value-type="float" office:value="75.7833333333333">
                <text:p>75.7833333333333</text:p>
              </table:table-cell>
              <table:table-cell office:value-type="float" office:value="169">
                <text:p>169</text:p>
              </table:table-cell>
              <table:table-cell office:value-type="float" office:value="73.45">
                <text:p>73.45</text:p>
              </table:table-cell>
              <table:table-cell office:value-type="float" office:value="213.95">
                <text:p>213.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9.883333333333">
                <text:p>159.883333333333</text:p>
              </table:table-cell>
              <table:table-cell office:value-type="float" office:value="64.1666666666667">
                <text:p>64.1666666666667</text:p>
              </table:table-cell>
              <table:table-cell office:value-type="float" office:value="141.166666666667">
                <text:p>141.166666666667</text:p>
              </table:table-cell>
              <table:table-cell office:value-type="float" office:value="49.9356666666667">
                <text:p>49.9356666666667</text:p>
              </table:table-cell>
              <table:table-cell office:value-type="float" office:value="196.983333333333">
                <text:p>196.9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2.433333333333">
                <text:p>162.433333333333</text:p>
              </table:table-cell>
              <table:table-cell office:value-type="float" office:value="69.3833333333333">
                <text:p>69.3833333333333</text:p>
              </table:table-cell>
              <table:table-cell office:value-type="float" office:value="119.116666666667">
                <text:p>119.116666666667</text:p>
              </table:table-cell>
              <table:table-cell office:value-type="float" office:value="67.55">
                <text:p>67.55</text:p>
              </table:table-cell>
              <table:table-cell office:value-type="float" office:value="180.766666666667">
                <text:p>180.7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8.866666666667">
                <text:p>208.866666666667</text:p>
              </table:table-cell>
              <table:table-cell office:value-type="float" office:value="57.0013333333333">
                <text:p>57.0013333333333</text:p>
              </table:table-cell>
              <table:table-cell office:value-type="float" office:value="130.583333333333">
                <text:p>130.583333333333</text:p>
              </table:table-cell>
              <table:table-cell office:value-type="float" office:value="54.6361666666667">
                <text:p>54.6361666666667</text:p>
              </table:table-cell>
              <table:table-cell office:value-type="float" office:value="138.25">
                <text:p>138.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9.766666666667">
                <text:p>149.766666666667</text:p>
              </table:table-cell>
              <table:table-cell office:value-type="float" office:value="54.6953333333333">
                <text:p>54.6953333333333</text:p>
              </table:table-cell>
              <table:table-cell office:value-type="float" office:value="121.783333333333">
                <text:p>121.783333333333</text:p>
              </table:table-cell>
              <table:table-cell office:value-type="float" office:value="43.9603333333333">
                <text:p>43.9603333333333</text:p>
              </table:table-cell>
              <table:table-cell office:value-type="float" office:value="121.183333333333">
                <text:p>121.18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5.15">
                <text:p>135.15</text:p>
              </table:table-cell>
              <table:table-cell office:value-type="float" office:value="54.8563333333333">
                <text:p>54.8563333333333</text:p>
              </table:table-cell>
              <table:table-cell office:value-type="float" office:value="110.583333333333">
                <text:p>110.583333333333</text:p>
              </table:table-cell>
              <table:table-cell office:value-type="float" office:value="49.2983333333333">
                <text:p>49.2983333333333</text:p>
              </table:table-cell>
              <table:table-cell office:value-type="float" office:value="128.933333333333">
                <text:p>128.9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3.5">
                <text:p>143.5</text:p>
              </table:table-cell>
              <table:table-cell office:value-type="float" office:value="52.6113333333333">
                <text:p>52.6113333333333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44.6091666666667">
                <text:p>44.6091666666667</text:p>
              </table:table-cell>
              <table:table-cell office:value-type="float" office:value="111.433333333333">
                <text:p>111.4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6.6">
                <text:p>126.6</text:p>
              </table:table-cell>
              <table:table-cell office:value-type="float" office:value="48.1885">
                <text:p>48.1885</text:p>
              </table:table-cell>
              <table:table-cell office:value-type="float" office:value="92.5666666666666">
                <text:p>92.5666666666666</text:p>
              </table:table-cell>
              <table:table-cell office:value-type="float" office:value="41.9176666666667">
                <text:p>41.9176666666667</text:p>
              </table:table-cell>
              <table:table-cell office:value-type="float" office:value="112.366666666667">
                <text:p>112.3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2.266666666667">
                <text:p>122.266666666667</text:p>
              </table:table-cell>
              <table:table-cell office:value-type="float" office:value="42.361">
                <text:p>42.361</text:p>
              </table:table-cell>
              <table:table-cell office:value-type="float" office:value="86.5666666666667">
                <text:p>86.5666666666667</text:p>
              </table:table-cell>
              <table:table-cell office:value-type="float" office:value="43.2818333333333">
                <text:p>43.2818333333333</text:p>
              </table:table-cell>
              <table:table-cell office:value-type="float" office:value="114.05">
                <text:p>114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2.956cm" style:legend-expansion="high" chart:style-name="ch2"/>
        <chart:plot-area chart:style-name="ch3" table:cell-range-address="Sheet1.E46:Sheet1.J62" chart:data-source-has-labels="row" svg:x="0.32cm" svg:y="0.18cm" svg:width="12.772cm" svg:height="8.64cm">
          <chartooo:coordinate-region svg:x="0.756cm" svg:y="0.379cm" svg:width="11.9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7:Sheet1.E62" chart:label-cell-address="Sheet1.E46:Sheet1.E46" chart:class="chart:line">
            <chart:data-point chart:repeated="16"/>
          </chart:series>
          <chart:series chart:style-name="ch8" chart:values-cell-range-address="Sheet1.F47:Sheet1.F62" chart:label-cell-address="Sheet1.F46:Sheet1.F46" chart:class="chart:line">
            <chart:data-point chart:repeated="16"/>
          </chart:series>
          <chart:series chart:style-name="ch9" chart:values-cell-range-address="Sheet1.G47:Sheet1.G62" chart:label-cell-address="Sheet1.G46:Sheet1.G46" chart:class="chart:line">
            <chart:data-point chart:repeated="16"/>
          </chart:series>
          <chart:series chart:style-name="ch10" chart:values-cell-range-address="Sheet1.H47:Sheet1.H62" chart:label-cell-address="Sheet1.H46:Sheet1.H46" chart:class="chart:line">
            <chart:data-point chart:repeated="16"/>
          </chart:series>
          <chart:series chart:style-name="ch11" chart:values-cell-range-address="Sheet1.I47:Sheet1.I62" chart:label-cell-address="Sheet1.I46:Sheet1.I46" chart:class="chart:line">
            <chart:data-point chart:repeated="16"/>
          </chart:series>
          <chart:series chart:style-name="ch12" chart:values-cell-range-address="Sheet1.J47:Sheet1.J62" chart:label-cell-address="Sheet1.J46:Sheet1.J46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Sheet1.E46:Sheet1.E46</svg:desc>
                </draw:g>
              </table:table-cell>
              <table:table-cell office:value-type="string">
                <text:p>Chr1</text:p>
                <draw:g>
                  <svg:desc>Sheet1.F46:Sheet1.F46</svg:desc>
                </draw:g>
              </table:table-cell>
              <table:table-cell office:value-type="string">
                <text:p>Chr2</text:p>
                <draw:g>
                  <svg:desc>Sheet1.G46:Sheet1.G46</svg:desc>
                </draw:g>
              </table:table-cell>
              <table:table-cell office:value-type="string">
                <text:p>Chr3</text:p>
                <draw:g>
                  <svg:desc>Sheet1.H46:Sheet1.H46</svg:desc>
                </draw:g>
              </table:table-cell>
              <table:table-cell office:value-type="string">
                <text:p>Chr4</text:p>
                <draw:g>
                  <svg:desc>Sheet1.I46:Sheet1.I46</svg:desc>
                </draw:g>
              </table:table-cell>
              <table:table-cell office:value-type="string">
                <text:p>Chr5</text:p>
                <draw:g>
                  <svg:desc>Sheet1.J46:Sheet1.J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47:Sheet1.E62</svg:desc>
                </draw:g>
              </table:table-cell>
              <table:table-cell office:value-type="float" office:value="1">
                <text:p>1</text:p>
                <draw:g>
                  <svg:desc>Sheet1.F47:Sheet1.F62</svg:desc>
                </draw:g>
              </table:table-cell>
              <table:table-cell office:value-type="float" office:value="1">
                <text:p>1</text:p>
                <draw:g>
                  <svg:desc>Sheet1.G47:Sheet1.G62</svg:desc>
                </draw:g>
              </table:table-cell>
              <table:table-cell office:value-type="float" office:value="1">
                <text:p>1</text:p>
                <draw:g>
                  <svg:desc>Sheet1.H47:Sheet1.H62</svg:desc>
                </draw:g>
              </table:table-cell>
              <table:table-cell office:value-type="float" office:value="1">
                <text:p>1</text:p>
                <draw:g>
                  <svg:desc>Sheet1.I47:Sheet1.I62</svg:desc>
                </draw:g>
              </table:table-cell>
              <table:table-cell office:value-type="float" office:value="1">
                <text:p>1</text:p>
                <draw:g>
                  <svg:desc>Sheet1.J47:Sheet1.J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3530426213353">
                <text:p>2.33530426213353</text:p>
              </table:table-cell>
              <table:table-cell office:value-type="float" office:value="1.94423076923077">
                <text:p>1.94423076923077</text:p>
              </table:table-cell>
              <table:table-cell office:value-type="float" office:value="2.09993515382953">
                <text:p>2.09993515382953</text:p>
              </table:table-cell>
              <table:table-cell office:value-type="float" office:value="1.80286458333333">
                <text:p>1.80286458333333</text:p>
              </table:table-cell>
              <table:table-cell office:value-type="float" office:value="1.80864243049923">
                <text:p>1.80864243049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3211229873432">
                <text:p>2.33211229873432</text:p>
              </table:table-cell>
              <table:table-cell office:value-type="float" office:value="2.59646869983949">
                <text:p>2.59646869983949</text:p>
              </table:table-cell>
              <table:table-cell office:value-type="float" office:value="2.09955696430501">
                <text:p>2.09955696430501</text:p>
              </table:table-cell>
              <table:table-cell office:value-type="float" office:value="2.14489311163896">
                <text:p>2.14489311163896</text:p>
              </table:table-cell>
              <table:table-cell office:value-type="float" office:value="2.65453299181067">
                <text:p>2.65453299181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7431234029761">
                <text:p>4.27431234029761</text:p>
              </table:table-cell>
              <table:table-cell office:value-type="float" office:value="2.87147928994083">
                <text:p>2.87147928994083</text:p>
              </table:table-cell>
              <table:table-cell office:value-type="float" office:value="3.9669252756227">
                <text:p>3.9669252756227</text:p>
              </table:table-cell>
              <table:table-cell office:value-type="float" office:value="2.97039473684211">
                <text:p>2.97039473684211</text:p>
              </table:table-cell>
              <table:table-cell office:value-type="float" office:value="3.20418916565058">
                <text:p>3.2041891656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3923670907172">
                <text:p>4.73923670907172</text:p>
              </table:table-cell>
              <table:table-cell office:value-type="float" office:value="4.09588116137745">
                <text:p>4.09588116137745</text:p>
              </table:table-cell>
              <table:table-cell office:value-type="float" office:value="4.72864443903626">
                <text:p>4.72864443903626</text:p>
              </table:table-cell>
              <table:table-cell office:value-type="float" office:value="3.78237115279548">
                <text:p>3.78237115279548</text:p>
              </table:table-cell>
              <table:table-cell office:value-type="float" office:value="4.21740127242506">
                <text:p>4.2174012724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3843431483579">
                <text:p>6.03843431483579</text:p>
              </table:table-cell>
              <table:table-cell office:value-type="float" office:value="4.26507294779399">
                <text:p>4.26507294779399</text:p>
              </table:table-cell>
              <table:table-cell office:value-type="float" office:value="6.05107443164123">
                <text:p>6.05107443164123</text:p>
              </table:table-cell>
              <table:table-cell office:value-type="float" office:value="3.54480286738351">
                <text:p>3.54480286738351</text:p>
              </table:table-cell>
              <table:table-cell office:value-type="float" office:value="4.17812730679689">
                <text:p>4.17812730679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4904384024977">
                <text:p>5.54904384024977</text:p>
              </table:table-cell>
              <table:table-cell office:value-type="float" office:value="5.9514348785872">
                <text:p>5.9514348785872</text:p>
              </table:table-cell>
              <table:table-cell office:value-type="float" office:value="5.58172938810687">
                <text:p>5.58172938810687</text:p>
              </table:table-cell>
              <table:table-cell office:value-type="float" office:value="4.82551115241636">
                <text:p>4.82551115241636</text:p>
              </table:table-cell>
              <table:table-cell office:value-type="float" office:value="5.70616518030244">
                <text:p>5.70616518030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69393670988">
                <text:p>6.869393670988</text:p>
              </table:table-cell>
              <table:table-cell office:value-type="float" office:value="5.33626566967231">
                <text:p>5.33626566967231</text:p>
              </table:table-cell>
              <table:table-cell office:value-type="float" office:value="5.74852071005917">
                <text:p>5.74852071005917</text:p>
              </table:table-cell>
              <table:table-cell office:value-type="float" office:value="4.71272974812798">
                <text:p>4.71272974812798</text:p>
              </table:table-cell>
              <table:table-cell office:value-type="float" office:value="5.73194671652255">
                <text:p>5.73194671652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9304701344731">
                <text:p>8.89304701344731</text:p>
              </table:table-cell>
              <table:table-cell office:value-type="float" office:value="6.30233766233766">
                <text:p>6.30233766233766</text:p>
              </table:table-cell>
              <table:table-cell office:value-type="float" office:value="6.88193624557261">
                <text:p>6.88193624557261</text:p>
              </table:table-cell>
              <table:table-cell office:value-type="float" office:value="6.93191906920238">
                <text:p>6.93191906920238</text:p>
              </table:table-cell>
              <table:table-cell office:value-type="float" office:value="6.22565360859633">
                <text:p>6.225653608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75343730761338">
                <text:p>8.75343730761338</text:p>
              </table:table-cell>
              <table:table-cell office:value-type="float" office:value="5.82848907038194">
                <text:p>5.82848907038194</text:p>
              </table:table-cell>
              <table:table-cell office:value-type="float" office:value="8.15586959563453">
                <text:p>8.15586959563453</text:p>
              </table:table-cell>
              <table:table-cell office:value-type="float" office:value="5.12435233160622">
                <text:p>5.12435233160622</text:p>
              </table:table-cell>
              <table:table-cell office:value-type="float" office:value="6.78416005900793">
                <text:p>6.78416005900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0745292052346">
                <text:p>6.80745292052346</text:p>
              </table:table-cell>
              <table:table-cell office:value-type="float" office:value="7.09457088723071">
                <text:p>7.09457088723071</text:p>
              </table:table-cell>
              <table:table-cell office:value-type="float" office:value="7.43969368219528">
                <text:p>7.43969368219528</text:p>
              </table:table-cell>
              <table:table-cell office:value-type="float" office:value="6.33554696675279">
                <text:p>6.33554696675279</text:p>
              </table:table-cell>
              <table:table-cell office:value-type="float" office:value="8.87052441229657">
                <text:p>8.87052441229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49376808368574">
                <text:p>9.49376808368574</text:p>
              </table:table-cell>
              <table:table-cell office:value-type="float" office:value="7.39368379995856">
                <text:p>7.39368379995856</text:p>
              </table:table-cell>
              <table:table-cell office:value-type="float" office:value="7.97728205830026">
                <text:p>7.97728205830026</text:p>
              </table:table-cell>
              <table:table-cell office:value-type="float" office:value="7.87414411477014">
                <text:p>7.87414411477014</text:p>
              </table:table-cell>
              <table:table-cell office:value-type="float" office:value="10.1197909503507">
                <text:p>10.1197909503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5205327413984">
                <text:p>10.5205327413984</text:p>
              </table:table-cell>
              <table:table-cell office:value-type="float" office:value="7.3719837879552">
                <text:p>7.3719837879552</text:p>
              </table:table-cell>
              <table:table-cell office:value-type="float" office:value="8.7852298417483">
                <text:p>8.7852298417483</text:p>
              </table:table-cell>
              <table:table-cell office:value-type="float" office:value="7.02153554886913">
                <text:p>7.02153554886913</text:p>
              </table:table-cell>
              <table:table-cell office:value-type="float" office:value="9.51150465356774">
                <text:p>9.51150465356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90836236933798">
                <text:p>9.90836236933798</text:p>
              </table:table-cell>
              <table:table-cell office:value-type="float" office:value="7.68655676216785">
                <text:p>7.68655676216785</text:p>
              </table:table-cell>
              <table:table-cell office:value-type="float" office:value="9.02321981424149">
                <text:p>9.02321981424149</text:p>
              </table:table-cell>
              <table:table-cell office:value-type="float" office:value="7.75961592348359">
                <text:p>7.75961592348359</text:p>
              </table:table-cell>
              <table:table-cell office:value-type="float" office:value="11.0052348190248">
                <text:p>11.0052348190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2310426540284">
                <text:p>11.2310426540284</text:p>
              </table:table-cell>
              <table:table-cell office:value-type="float" office:value="8.39204374487689">
                <text:p>8.39204374487689</text:p>
              </table:table-cell>
              <table:table-cell office:value-type="float" office:value="10.4951386388189">
                <text:p>10.4951386388189</text:p>
              </table:table-cell>
              <table:table-cell office:value-type="float" office:value="8.25785468338728">
                <text:p>8.25785468338728</text:p>
              </table:table-cell>
              <table:table-cell office:value-type="float" office:value="10.9138237911599">
                <text:p>10.9138237911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6290894220284">
                <text:p>11.6290894220284</text:p>
              </table:table-cell>
              <table:table-cell office:value-type="float" office:value="9.54651684332287">
                <text:p>9.54651684332287</text:p>
              </table:table-cell>
              <table:table-cell office:value-type="float" office:value="11.2225644974971">
                <text:p>11.2225644974971</text:p>
              </table:table-cell>
              <table:table-cell office:value-type="float" office:value="7.99758174137725">
                <text:p>7.99758174137725</text:p>
              </table:table-cell>
              <table:table-cell office:value-type="float" office:value="10.7527400263043">
                <text:p>10.7527400263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3cm" svg:height="7.168cm" xlink:href=".." xlink:type="simple" chart:class="chart:bar" chart:style-name="ch1">
        <chart:legend chart:legend-position="end" svg:x="10.48cm" svg:y="3.285cm" style:legend-expansion="high" chart:style-name="ch2"/>
        <chart:plot-area chart:style-name="ch3" table:cell-range-address="Sheet1.K67:Sheet1.K82" svg:x="0.254cm" svg:y="0.143cm" svg:width="9.972cm" svg:height="6.882cm">
          <chartooo:coordinate-region svg:x="0.981cm" svg:y="0.343cm" svg:width="9.245cm" svg:height="6.0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7:Sheet1.K82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67:Sheet1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097719902639">
                <text:p>0.999097719902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8504271088563">
                <text:p>0.788504271088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4365040417692">
                <text:p>0.864365040417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2541389388239">
                <text:p>0.862541389388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258372894838">
                <text:p>0.80258372894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8968126847504">
                <text:p>0.788968126847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997141288425">
                <text:p>0.70997141288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2997635536806">
                <text:p>0.782997635536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292616728488">
                <text:p>0.69292616728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4505252163615">
                <text:p>0.664505252163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4311150117757">
                <text:p>0.714311150117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781331900597">
                <text:p>0.664781331900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8328424117939">
                <text:p>0.648328424117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7198713496952">
                <text:p>0.657198713496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9356156631623">
                <text:p>0.6393561566316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